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latinoLinotype-Bold" svg:font-family="PalatinoLinotype-Bold" style:font-family-generic="roman" style:font-pitch="variable"/>
    <style:font-face style:name="PalatinoLinotype-Roman" svg:font-family="PalatinoLinotype-Roman" style:font-family-generic="roman" style:font-pitch="variable"/>
    <style:font-face style:name="TimesNewRomanPS-BoldMT" svg:font-family="TimesNewRomanPS-BoldMT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Bookman Old Style" fo:font-size="14pt" style:font-size-asian="14pt" style:font-size-complex="14pt"/>
    </style:style>
    <style:style style:name="P2" style:family="paragraph" style:parent-style-name="Standard">
      <style:text-properties fo:color="#000000" loext:opacity="100%" style:font-name="Bookman Old Style" fo:font-size="14pt" officeooo:paragraph-rsid="000e660a" style:font-size-asian="14pt" style:font-size-complex="14pt"/>
    </style:style>
    <style:style style:name="P3" style:family="paragraph" style:parent-style-name="Standard">
      <style:text-properties fo:color="#000000" loext:opacity="100%" style:font-name="Bookman Old Style" fo:font-size="14pt" officeooo:paragraph-rsid="000ad64b" style:font-size-asian="14pt" style:font-size-complex="14pt"/>
    </style:style>
    <style:style style:name="P4" style:family="paragraph" style:parent-style-name="Standard">
      <style:text-properties fo:color="#000000" loext:opacity="100%" style:font-name="Bookman Old Style" fo:font-size="14pt" officeooo:paragraph-rsid="0004e4b1" style:font-size-asian="14pt" style:font-size-complex="14pt"/>
    </style:style>
    <style:style style:name="P5" style:family="paragraph" style:parent-style-name="Standard">
      <style:text-properties fo:color="#000000" loext:opacity="100%" style:font-name="Bookman Old Style" fo:font-size="14pt" fo:font-style="normal" fo:font-weight="normal" officeooo:paragraph-rsid="000ad64b" style:font-size-asian="14pt" style:font-style-asian="normal" style:font-weight-asian="normal" style:font-size-complex="14pt"/>
    </style:style>
    <style:style style:name="P6" style:family="paragraph" style:parent-style-name="Standard">
      <style:text-properties fo:color="#000000" loext:opacity="100%" style:font-name="Bookman Old Style" fo:font-size="14pt" fo:font-style="normal" fo:font-weight="bold" officeooo:paragraph-rsid="000ad64b" style:font-size-asian="14pt" style:font-style-asian="normal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style:font-name="Bookman Old Styl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/>
    </style:style>
    <style:style style:name="T3" style:family="text">
      <style:text-properties fo:font-style="normal" fo:font-weight="bold" style:font-style-asian="normal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Code: <text:span text:style-name="T1"><text:s/></text:span><text:span text:style-name="T2">MMLC-202</text:span></text:p>
      <text:p text:style-name="P2">Course Name: <text:span text:style-name="T2">Foundation of Machine Learning</text:span><text:span text:style-name="T1">,</text:span></text:p>
      <text:p text:style-name="P1">Credit: <text:span text:style-name="T1">4</text:span></text:p>
      <text:p text:style-name="P1"/>
      <text:p text:style-name="P3"><text:span text:style-name="T3">Foundations for ML:</text:span><text:span text:style-name="T4"> </text:span></text:p>
      <text:p text:style-name="P5">ML Techniques overview, Validation Techniques (Cross Validations), Feature Reduction/Dimensionality reduction, Principal components analysis (Eigen values, Eigen vectors, Orthogonality). </text:p>
      <text:p text:style-name="P5"/>
      <text:p text:style-name="P3"><text:span text:style-name="T3">Regression:</text:span><text:span text:style-name="T4"> Regression basics: Relationship between attributes using Covariance and Correlation, Relationship between multiple variables: Regression</text:span></text:p>
      <text:p text:style-name="P5">(Linear, Multivariate) in prediction. Multiple Linear Regression. </text:p>
      <text:p text:style-name="P5"/>
      <text:p text:style-name="P6">Clustering: </text:p>
      <text:p text:style-name="P5">Distance measures,</text:p>
      <text:p text:style-name="P5">Different clustering methods (Distance, Density, Hierarchical), </text:p>
      <text:p text:style-name="P5">Iterative distance-based clustering;</text:p>
      <text:p text:style-name="P5"/>
      <text:p text:style-name="P3"><text:span text:style-name="T3">Classification: </text:span><text:span text:style-name="T4">Naïve Bayes Classifier, Feature selection, K-Nearest Neighbours classifier, Support Vector Machines, Decision Trees, </text:span></text:p>
      <text:p text:style-name="P5"/>
      <text:p text:style-name="P3"><text:span text:style-name="T3">Ensembles methods:</text:span><text:span text:style-name="T4"> boosting and its impact on bias and variance</text:span></text:p>
      <text:p text:style-name="P4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latinoLinotype-Bold" svg:font-family="PalatinoLinotype-Bold" style:font-family-generic="roman" style:font-pitch="variable"/>
    <style:font-face style:name="PalatinoLinotype-Roman" svg:font-family="PalatinoLinotype-Roman" style:font-family-generic="roman" style:font-pitch="variable"/>
    <style:font-face style:name="TimesNewRomanPS-BoldMT" svg:font-family="TimesNewRomanPS-Bold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02:55:20.044996104</meta:creation-date>
    <dc:date>2022-11-08T23:40:22.216000000</dc:date>
    <meta:editing-duration>PT18M13S</meta:editing-duration>
    <meta:editing-cycles>9</meta:editing-cycles>
    <meta:generator>LibreOffice/7.2.1.2$Windows_X86_64 LibreOffice_project/87b77fad49947c1441b67c559c339af8f3517e22</meta:generator>
    <meta:print-date>2022-08-25T03:02:57.854472753</meta:print-date>
    <meta:document-statistic meta:table-count="0" meta:image-count="0" meta:object-count="0" meta:page-count="1" meta:paragraph-count="13" meta:word-count="90" meta:character-count="822" meta:non-whitespace-character-count="738"/>
  </office:meta>
</office:document-meta>
</file>